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167f" officeooo:paragraph-rsid="0018167f"/>
    </style:style>
    <style:style style:name="P2" style:family="paragraph" style:parent-style-name="Standard" style:list-style-name="L1">
      <style:text-properties officeooo:rsid="0018167f" officeooo:paragraph-rsid="0018167f"/>
    </style:style>
    <style:style style:name="P3" style:family="paragraph" style:parent-style-name="Standard" style:list-style-name="L1">
      <style:text-properties fo:font-weight="normal" officeooo:rsid="0018167f" officeooo:paragraph-rsid="0018167f" style:font-weight-asian="normal" style:font-weight-complex="normal"/>
    </style:style>
    <style:style style:name="P4" style:family="paragraph" style:parent-style-name="Standard">
      <style:text-properties fo:font-weight="normal" officeooo:rsid="0018167f" officeooo:paragraph-rsid="0018167f" style:font-weight-asian="normal" style:font-weight-complex="normal"/>
    </style:style>
    <style:style style:name="P5" style:family="paragraph" style:parent-style-name="Standard">
      <style:text-properties fo:font-weight="normal" officeooo:rsid="001e1ce3" officeooo:paragraph-rsid="001e1ce3" style:font-weight-asian="normal" style:font-weight-complex="normal"/>
    </style:style>
    <style:style style:name="P6" style:family="paragraph" style:parent-style-name="Standard">
      <style:text-properties fo:font-weight="normal" officeooo:rsid="00209b44" officeooo:paragraph-rsid="00209b44" style:font-weight-asian="normal" style:font-weight-complex="normal"/>
    </style:style>
    <style:style style:name="P7" style:family="paragraph" style:parent-style-name="Standard" style:list-style-name="L2">
      <style:text-properties fo:font-weight="normal" officeooo:rsid="00209b44" officeooo:paragraph-rsid="00209b44" style:font-weight-asian="normal" style:font-weight-complex="normal"/>
    </style:style>
    <style:style style:name="P8" style:family="paragraph" style:parent-style-name="Standard">
      <style:text-properties fo:font-weight="normal" officeooo:rsid="002150f3" officeooo:paragraph-rsid="002150f3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2150f3" officeooo:paragraph-rsid="002150f3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2150f3" officeooo:paragraph-rsid="0022e37a" style:font-weight-asian="normal" style:font-weight-complex="normal"/>
    </style:style>
    <style:style style:name="P11" style:family="paragraph" style:parent-style-name="Standard" style:list-style-name="L4">
      <style:text-properties fo:font-weight="normal" officeooo:rsid="0022e37a" officeooo:paragraph-rsid="0022e37a" style:font-weight-asian="normal" style:font-weight-complex="normal"/>
    </style:style>
    <style:style style:name="P12" style:family="paragraph" style:parent-style-name="Standard">
      <style:text-properties fo:font-weight="normal" officeooo:rsid="0022e37a" officeooo:paragraph-rsid="0022e37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20c6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97fab"/>
    </style:style>
    <style:style style:name="T5" style:family="text">
      <style:text-properties officeooo:rsid="001a3d57"/>
    </style:style>
    <style:style style:name="T6" style:family="text">
      <style:text-properties officeooo:rsid="001b20c6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2e37a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2" text:outline-level="2">Aufgabe 6.1</text:h>
      <text:p text:style-name="P1"/>
      <text:p text:style-name="P1"><text:span text:style-name="T1">char</text:span> c, </text:p>
      <text:p text:style-name="P1"><text:tab/>*string,</text:p>
      <text:p text:style-name="P1"><text:tab/>string2[3] = {0},</text:p>
      <text:p text:style-name="P1"><text:tab/>**strings;</text:p>
      <text:p text:style-name="P1"/>
      <text:h text:style-name="Heading_20_3" text:outline-level="3">Types:</text:h>
      <text:list xml:id="list1087447560950560294" text:style-name="L1">
        <text:list-item>
          <text:p text:style-name="P2">type of <text:span text:style-name="T3">c</text:span> ist <text:span text:style-name="T1">char</text:span></text:p>
        </text:list-item>
        <text:list-item>
          <text:p text:style-name="P3">type of <text:span text:style-name="T3">string</text:span> ist ein <text:span text:style-name="T5">Zeiger, der auf eine Adresse zeigt, wo ein Char steht</text:span></text:p>
        </text:list-item>
        <text:list-item>
          <text:p text:style-name="P3">type of <text:s/><text:span text:style-name="T3">string2</text:span> ist <text:span text:style-name="T4">ein Array mit der chars drin</text:span></text:p>
        </text:list-item>
        <text:list-item>
          <text:p text:style-name="P3">type of <text:span text:style-name="T6">string ist ein Zeiger, der auf einen anderen Zeiger zeigt</text:span></text:p>
        </text:list-item>
      </text:list>
      <text:p text:style-name="P4"/>
      <text:p text:style-name="P5"><text:span text:style-name="T2">i</text:span><text:span text:style-name="T1">nt</text:span> num,</text:p>
      <text:p text:style-name="P5"><text:tab/>*nump,</text:p>
      <text:p text:style-name="P5"><text:tab/>a,</text:p>
      <text:p text:style-name="P5"><text:tab/>*b;</text:p>
      <text:p text:style-name="P5"/>
      <text:h text:style-name="Heading_20_3" text:outline-level="3">Types:</text:h>
      <text:list xml:id="list7222383679604226020" text:style-name="L2">
        <text:list-item>
          <text:p text:style-name="P7">type of <text:span text:style-name="T3">num</text:span> ist <text:span text:style-name="T1">int</text:span></text:p>
        </text:list-item>
        <text:list-item>
          <text:p text:style-name="P7">type of <text:span text:style-name="T3">nump</text:span> ist ein <text:span text:style-name="T3">Zeiger</text:span> auf eine Zeile, wo ein int ist</text:p>
        </text:list-item>
        <text:list-item>
          <text:p text:style-name="P7">type of <text:span text:style-name="T3">a</text:span> ist <text:span text:style-name="T9">int</text:span></text:p>
        </text:list-item>
        <text:list-item>
          <text:p text:style-name="P7"><text:span text:style-name="T7">type of </text:span><text:span text:style-name="T3">b</text:span><text:span text:style-name="T7"> ist ist ein </text:span><text:span text:style-name="T3">Zeiger</text:span><text:span text:style-name="T7"> auf eine Zeile, wo ein int ist</text:span></text:p>
        </text:list-item>
      </text:list>
      <text:p text:style-name="P6"><text:span text:style-name="T7"/></text:p>
      <text:h text:style-name="Heading_20_3" text:outline-level="3"><text:span text:style-name="T7">Werte:</text:span></text:h>
      <text:list xml:id="list2120889653086891203" text:style-name="L3">
        <text:list-item>
          <text:p text:style-name="P9"><text:span text:style-name="T7">c = 'W'</text:span></text:p>
        </text:list-item>
        <text:list-item>
          <text:p text:style-name="P9"><text:span text:style-name="T7">string2 = 'AB\0'</text:span></text:p>
        </text:list-item>
        <text:list-item>
          <text:p text:style-name="P9"><text:span text:style-name="T7">string2[0] = 'A'</text:span></text:p>
        </text:list-item>
        <text:list-item>
          <text:p text:style-name="P9"><text:span text:style-name="T7">*strings = Addr</text:span></text:p>
        </text:list-item>
        <text:list-item>
          <text:p text:style-name="P9"><text:span text:style-name="T7">strings[2][2] = 'i'</text:span></text:p>
        </text:list-item>
        <text:list-item>
          <text:p text:style-name="P9"><text:span text:style-name="T7">num = 65</text:span></text:p>
        </text:list-item>
      </text:list>
      <text:p text:style-name="P8"><text:span text:style-name="T7"/></text:p>
      <text:h text:style-name="Heading_20_3" text:outline-level="3"><text:span text:style-name="T7">Wahr oder Falsch:</text:span></text:h>
      <text:p text:style-name="P8"><text:span text:style-name="T7"/></text:p>
      <text:list xml:id="list6978784188038855445" text:style-name="L4">
        <text:list-item>
          <text:p text:style-name="P10"><text:span text:style-name="T8">(wahr)</text:span><text:span text:style-name="T7"> <text:s/>*</text:span><text:span text:style-name="T8">string[0] == * (string + 6)</text:span></text:p>
        </text:list-item>
        <text:list-item>
          <text:p text:style-name="P11"><text:span text:style-name="T7">(wahr) b == nump</text:span></text:p>
        </text:list-item>
        <text:list-item>
          <text:p text:style-name="P11"><text:span text:style-name="T7">(wahr) *b == *nump</text:span></text:p>
        </text:list-item>
        <text:list-item>
          <text:p text:style-name="P11"><text:span text:style-name="T7">(falsch) string == strings[1]</text:span></text:p>
        </text:list-item>
      </text:list>
      <text:p text:style-name="P12"><text:span text:style-name="T7"/></text:p>
      <text:p text:style-name="P1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2:20:27.630581529</meta:creation-date>
    <meta:generator>LibreOffice/4.1.3.2$Linux_X86_64 LibreOffice_project/410m0$Build-2</meta:generator>
    <dc:date>2013-11-25T12:52:17.650049934</dc:date>
    <meta:editing-duration>PT25M35S</meta:editing-duration>
    <meta:editing-cycles>15</meta:editing-cycles>
    <meta:document-statistic meta:table-count="0" meta:image-count="0" meta:object-count="0" meta:page-count="1" meta:paragraph-count="31" meta:word-count="154" meta:character-count="687" meta:non-whitespace-character-count="573"/>
  </office:meta>
</office:document-meta>
</file>